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fo:language="en" fo:country="GB" style:font-size-asian="11pt" style:language-asian="zxx" style:country-asian="none" style:font-size-complex="11pt" style:language-complex="zxx" style:country-complex="none"/>
    </style:style>
    <style:style style:name="P2" style:family="paragraph" style:parent-style-name="Standard">
      <style:paragraph-properties fo:text-align="start" style:justify-single-word="false"/>
      <style:text-properties fo:font-size="11pt" fo:language="en" fo:country="GB" style:font-size-asian="11pt" style:language-asian="zxx" style:country-asian="none" style:font-size-complex="11pt" style:language-complex="zxx" style:country-complex="none"/>
    </style:style>
    <style:style style:name="P3" style:family="paragraph" style:parent-style-name="Standard">
      <style:paragraph-properties fo:text-align="center" style:justify-single-word="false"/>
      <style:text-properties fo:font-size="11pt" fo:language="en" fo:country="GB" style:font-size-asian="11pt" style:language-asian="zxx" style:country-asian="none" style:font-size-complex="11pt" style:language-complex="zxx" style:country-complex="none"/>
    </style:style>
    <style:style style:name="P4" style:family="paragraph" style:parent-style-name="Standard">
      <style:paragraph-properties fo:text-align="start" style:justify-single-word="false"/>
      <style:text-properties fo:font-size="11pt" fo:language="en" fo:country="GB" style:font-size-asian="11pt" style:language-asian="zxx" style:country-asian="none" style:font-size-complex="11pt"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Knut Øien, 091379</text:p>
      <text:p text:style-name="P3">Individual reflection paper</text:p>
      <text:p text:style-name="P3">Bachelor in Game Programming</text:p>
      <text:p text:style-name="P3">23.05.12</text:p>
      <text:p text:style-name="P2"/>
      <text:p text:style-name="P2">Working as a team</text:p>
      <text:p text:style-name="P2"/>
      <text:p text:style-name="P2">I think we have worked pretty well as a team. There was some minor issues arising now and then, but they were quickly resolved. The reason it went this well was probably because of the small size of the group.</text:p>
      <text:p text:style-name="P2">We did not appoint a group leader or any other roles. Everyone did there appointed work and if there was <text:s/>different opinions. They would be solved by voting. <text:s/>We all worked individually on many aspects of the game. This allowed us to minimize merging problems. Some problems did come from merging each others code. This was solved quickly since we had regular meetings and Skype conversations.</text:p>
      <text:p text:style-name="P2"/>
      <text:p text:style-name="P2">This approach would really have hurt us if we had one or more group members. With a larger group there needs to be someone in charge to make the final decision. With more work to be expected from a larger group. Splitting up the work equally might not be possible. Woking on the same file at the same time will probably be a must have feature. Choice of reversion control software would no longer have dropbox as an option. Instead we would be forced to use GitHub, or something equivalent.</text:p>
      <text:p text:style-name="P2"/>
      <text:p text:style-name="P2">Working with Krillbite</text:p>
      <text:p text:style-name="P2"/>
      <text:p text:style-name="P2">During this project our group have been working together with the indie game developer Krillbite. This has been a great asset to our development process. They have provided us with artwork( sprites, backgrounds etc.) and feedback on our work. This partnership has mostly went smoothly. There were no quarrels and criticisms were received well. However the partnership has not been without some sacrifices. </text:p>
      <text:p text:style-name="P2"/>
      <text:p text:style-name="P2">Since Krillbite was kind enough to help us with the art design and game play suggestions. We have had a duty to repay their kindness by creating a game they would be proud to have helped develop. This means we need to prioritize their suggestions on game changes. As a result we have scrapped a lot of ideas and code.</text:p>
      <text:p text:style-name="P2">The game changes inspired by Krillbite were in no way bad. Quite opposite they were very good and everyone on the team, me included think the resulting game turned out great. What is regrettable about the changes are that it effectively reduced the time frame we had to create the game. If we used all the time at our disposal to create the game we decided to make in the beginning. We would no doubt be able to create more content. The content would not look as good, but we would be nice to implement as many of our ideas as possible.</text:p>
      <text:p text:style-name="P2"/>
      <text:p text:style-name="P2">Individual work</text:p>
      <text:p text:style-name="P2"/>
      <text:p text:style-name="P2">Looking back at the development of our game. The work load was mostly constant throughout the project. Regular work times reduced a lot of the stress that might occur. Although a lot of the code I had written were scrapped makes me a little sad, I still think it was a lot of fun. The thing I could have done better was to use <text:s/>more time to come up with proper variable/function names. It is hard to come up with a good name when you need to describe many properties in a few words as possible. Mostly the naming was fine, but when I was tired and inpatient some of the names I made were pretty bad. It is important to create understandable code when working on a team. <text:s/></text:p>
      <text:p text:style-name="P2"/>
      <text:p text:style-name="P2">Development process</text:p>
      <text:p text:style-name="P2"/>
      <text:p text:style-name="P2">The development model we used for the duration of the project was a slightly modified version of scrum.</text:p>
      <text:p text:style-name="P2">We had one week sprints and at the end of each sprint we had a sprint meeting to decide what to do next. The meeting consisted of us talking about the wok we had done and what remained.</text:p>
      <text:p text:style-name="P2">This method worked very well for our project. We often got new ideas or feedback from our partner. The short sprints eliminated a lot of time that would otherwise be wasted on something we might not need.</text:p>
      <text:p text:style-name="P2"/>
      <text:p text:style-name="P2"><text:s/>As mentioned earlier one of the things we did not have was appointed roles. Since we were a small team we <text:soft-page-break/>were able to communicate very easy. With a larger team and a greater project size, The lack of organization would result in nobody knowing what to do. Another regret is that we did not start the development of the game the previous semester. This would have let us create a better product, and save us a lot of time of planning. </text:p>
      <text:p text:style-name="P2"/>
      <text:p text:style-name="P2">Help from supervisor</text:p>
      <text:p text:style-name="P2"/>
      <text:p text:style-name="P2">There was not often we saw the course supervisor during this bachelor. This has not created any grudges or irritation. Apart from some struggle to begin with, we mostly figured out what to do on our own. When we needed help or advice other teachers at the school were very helpful and usually easy to get a hold of.</text:p>
      <text:p text:style-name="P2"/>
      <text:p text:style-name="P2">Criticism on the bachelor thesis</text:p>
      <text:p text:style-name="P2"/>
      <text:p text:style-name="P2">The only thing I can think of is the fact that the grade depends solely on the thesis. I think it is a fair assumption that the grading would be based on a combination of the thesis and resulting product. Since our bachelor is Game Programming, most of our education and work were about programming. The result of our work and acquired skills should reflect in the final grade of the bachelor.</text:p>
      <text:p text:style-name="P2"/>
      <text:p text:style-name="P2"><text:tab/><text:tab/><text:tab/></text:p>
      <text:p text:style-name="P2"/>
      <text:p text:style-name="P2"><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00M25S</meta:editing-duration>
    <meta:editing-cycles>11</meta:editing-cycles>
    <meta:generator>OpenOffice.org/3.2$Win32 OpenOffice.org_project/320m18$Build-9502</meta:generator>
    <dc:date>2012-05-24T11:08:53.59</dc:date>
    <dc:creator>Knut Øien</dc:creator>
    <meta:document-statistic meta:table-count="0" meta:image-count="0" meta:object-count="0" meta:page-count="2" meta:paragraph-count="25" meta:word-count="886" meta:character-count="4869"/>
    <meta:user-defined meta:name="Info 1"/>
    <meta:user-defined meta:name="Info 2"/>
    <meta:user-defined meta:name="Info 3"/>
    <meta:user-defined meta:name="Info 4"/>
  </office:meta>
</office:document-meta>
</file>